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e0f" officeooo:paragraph-rsid="00087e0f"/>
    </style:style>
    <style:style style:name="P2" style:family="paragraph" style:parent-style-name="Standard">
      <style:text-properties officeooo:paragraph-rsid="00092cc0"/>
    </style:style>
    <style:style style:name="P3" style:family="paragraph" style:parent-style-name="Standard">
      <style:text-properties officeooo:rsid="00092cc0" officeooo:paragraph-rsid="00092cc0"/>
    </style:style>
    <style:style style:name="P4" style:family="paragraph" style:parent-style-name="Standard">
      <style:text-properties officeooo:rsid="000adc1c" officeooo:paragraph-rsid="000adc1c"/>
    </style:style>
    <style:style style:name="P5" style:family="paragraph" style:parent-style-name="Standard">
      <style:text-properties fo:font-weight="bold" officeooo:rsid="000689bb" officeooo:paragraph-rsid="000689bb" style:font-weight-asian="bold" style:font-weight-complex="bold"/>
    </style:style>
    <style:style style:name="P6" style:family="paragraph" style:parent-style-name="Standard">
      <style:text-properties fo:font-weight="bold" officeooo:rsid="000caca8" officeooo:paragraph-rsid="000caca8" style:font-weight-asian="bold" style:font-weight-complex="bold"/>
    </style:style>
    <style:style style:name="P7" style:family="paragraph" style:parent-style-name="Standard">
      <style:text-properties fo:font-weight="normal" officeooo:rsid="000caca8" officeooo:paragraph-rsid="000caca8" style:font-weight-asian="normal" style:font-weight-complex="normal"/>
    </style:style>
    <style:style style:name="P8" style:family="paragraph" style:parent-style-name="Standard">
      <style:text-properties fo:font-weight="normal" officeooo:rsid="00147297" officeooo:paragraph-rsid="00147297" style:font-weight-asian="normal" style:font-weight-complex="normal"/>
    </style:style>
    <style:style style:name="P9" style:family="paragraph" style:parent-style-name="Standard">
      <style:text-properties fo:font-weight="normal" officeooo:rsid="00151376" officeooo:paragraph-rsid="00151376" style:font-weight-asian="normal" style:font-weight-complex="normal"/>
    </style:style>
    <style:style style:name="P10" style:family="paragraph" style:parent-style-name="Standard">
      <style:text-properties fo:font-weight="normal" officeooo:rsid="00151376" officeooo:paragraph-rsid="0019daaf" style:font-weight-asian="normal" style:font-weight-complex="normal"/>
    </style:style>
    <style:style style:name="P11" style:family="paragraph" style:parent-style-name="Standard">
      <style:text-properties fo:font-weight="normal" officeooo:rsid="0016ee18" officeooo:paragraph-rsid="0016ee18" style:font-weight-asian="normal" style:font-weight-complex="normal"/>
    </style:style>
    <style:style style:name="P12" style:family="paragraph" style:parent-style-name="Standard">
      <style:text-properties fo:font-weight="normal" officeooo:rsid="001cd4d6" officeooo:paragraph-rsid="001cd4d6" style:font-weight-asian="normal" style:font-weight-complex="normal"/>
    </style:style>
    <style:style style:name="P13" style:family="paragraph" style:parent-style-name="Standard">
      <style:text-properties fo:font-weight="normal" officeooo:rsid="001e51f5" officeooo:paragraph-rsid="001e8dae" style:font-weight-asian="normal" style:font-weight-complex="normal"/>
    </style:style>
    <style:style style:name="P14" style:family="paragraph" style:parent-style-name="Standard">
      <style:text-properties fo:font-weight="normal" officeooo:rsid="001e8dae" officeooo:paragraph-rsid="001e8dae" style:font-weight-asian="normal" style:font-weight-complex="normal"/>
    </style:style>
    <style:style style:name="P15" style:family="paragraph" style:parent-style-name="Standard">
      <style:text-properties officeooo:paragraph-rsid="001931b5"/>
    </style:style>
    <style:style style:name="P16" style:family="paragraph" style:parent-style-name="Standard">
      <style:text-properties officeooo:rsid="001e8dae" officeooo:paragraph-rsid="001e8dae"/>
    </style:style>
    <style:style style:name="P17" style:family="paragraph" style:parent-style-name="Preformatted_20_Text">
      <style:text-properties fo:font-weight="bold" officeooo:rsid="0016ee18" officeooo:paragraph-rsid="0016ee18" style:font-weight-asian="bold" style:font-weight-complex="bold"/>
    </style:style>
    <style:style style:name="P18" style:family="paragraph" style:parent-style-name="Preformatted_20_Text">
      <style:text-properties officeooo:rsid="001e8dae" officeooo:paragraph-rsid="001e8dae"/>
    </style:style>
    <style:style style:name="P19" style:family="paragraph" style:parent-style-name="Preformatted_20_Text">
      <style:text-properties officeooo:rsid="001e8dae" officeooo:paragraph-rsid="0022e626"/>
    </style:style>
    <style:style style:name="P20" style:family="paragraph" style:parent-style-name="Preformatted_20_Text">
      <style:paragraph-properties fo:margin-top="0in" fo:margin-bottom="0.1965in" loext:contextual-spacing="false"/>
    </style:style>
    <style:style style:name="P21" style:family="paragraph" style:parent-style-name="Standard" style:list-style-name="L1">
      <style:text-properties officeooo:rsid="00087e0f" officeooo:paragraph-rsid="00092cc0"/>
    </style:style>
    <style:style style:name="P22" style:family="paragraph" style:parent-style-name="Standard" style:list-style-name="L1">
      <style:text-properties officeooo:rsid="00092cc0" officeooo:paragraph-rsid="00092cc0"/>
    </style:style>
    <style:style style:name="P23" style:family="paragraph" style:parent-style-name="Standard" style:list-style-name="L2">
      <style:text-properties officeooo:rsid="00092cc0" officeooo:paragraph-rsid="00092cc0"/>
    </style:style>
    <style:style style:name="P24" style:family="paragraph" style:parent-style-name="Standard" style:list-style-name="L3">
      <style:text-properties fo:font-weight="normal" officeooo:rsid="001e51f5" officeooo:paragraph-rsid="001e8dae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1e8dae" officeooo:paragraph-rsid="001e8dae" style:font-weight-asian="normal" style:font-weight-complex="normal"/>
    </style:style>
    <style:style style:name="P26" style:family="paragraph" style:parent-style-name="Standard" style:list-style-name="L5">
      <style:text-properties officeooo:paragraph-rsid="0024fe20"/>
    </style:style>
    <style:style style:name="P27" style:family="paragraph" style:parent-style-name="Standard">
      <style:text-properties fo:font-weight="bold" officeooo:rsid="000689bb" officeooo:paragraph-rsid="00103f98" style:font-weight-asian="bold" style:font-weight-complex="bold"/>
    </style:style>
    <style:style style:name="P28" style:family="paragraph" style:parent-style-name="Standard" style:list-style-name="L6">
      <style:text-properties fo:font-weight="bold" officeooo:rsid="001fa90e" officeooo:paragraph-rsid="00273888" style:font-weight-asian="bold" style:font-weight-complex="bold"/>
    </style:style>
    <style:style style:name="P29" style:family="paragraph" style:parent-style-name="Standard" style:list-style-name="L6">
      <style:text-properties officeooo:rsid="001fa90e" officeooo:paragraph-rsid="00273888"/>
    </style:style>
    <style:style style:name="T1" style:family="text">
      <style:text-properties officeooo:rsid="00103f98"/>
    </style:style>
    <style:style style:name="T2" style:family="text">
      <style:text-properties officeooo:rsid="0015137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51f5" style:font-weight-asian="normal" style:font-weight-complex="normal"/>
    </style:style>
    <style:style style:name="T5" style:family="text">
      <style:text-properties fo:font-weight="normal" officeooo:rsid="001ff422" style:font-weight-asian="normal" style:font-weight-complex="normal"/>
    </style:style>
    <style:style style:name="T6" style:family="text">
      <style:text-properties fo:font-weight="normal" officeooo:rsid="00218b50" style:font-weight-asian="normal" style:font-weight-complex="normal"/>
    </style:style>
    <style:style style:name="T7" style:family="text">
      <style:text-properties fo:font-weight="normal" officeooo:rsid="0022e626" style:font-weight-asian="normal" style:font-weight-complex="normal"/>
    </style:style>
    <style:style style:name="T8" style:family="text">
      <style:text-properties fo:font-weight="normal" officeooo:rsid="001e8dae" style:font-weight-asian="normal" style:font-weight-complex="normal"/>
    </style:style>
    <style:style style:name="T9" style:family="text">
      <style:text-properties officeooo:rsid="001fa9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32703682866247423" text:style-name="L6">
        <text:list-header>
          <text:p text:style-name="P28">Requirements:</text:p>
          <text:p text:style-name="P28"/>
        </text:list-header>
        <text:list-item>
          <text:p text:style-name="P29">webserver Nginx</text:p>
        </text:list-item>
        <text:list-item>
          <text:p text:style-name="P29">Database PostgreSQL</text:p>
        </text:list-item>
        <text:list-item>
          <text:p text:style-name="P29">WSGI app server guncorn</text:p>
        </text:list-item>
        <text:list-item>
          <text:p text:style-name="P29">django </text:p>
        </text:list-item>
        <text:list-item>
          <text:p text:style-name="P29">jquery</text:p>
        </text:list-item>
        <text:list-item>
          <text:p text:style-name="P28"><text:span text:style-name="T9">python (obviously)</text:span></text:p>
        </text:list-item>
      </text:list>
      <text:p text:style-name="P27"/>
      <text:p text:style-name="P5">To Install Postgre in Django Project</text:p>
      <text:p text:style-name="P5"/>
      <text:p text:style-name="P1">After deactivating the virtualenv</text:p>
      <text:p text:style-name="P1"/>
      <text:list xml:id="list7016572764504653366" text:style-name="L1">
        <text:list-item>
          <text:p text:style-name="P21">Install the dependencies for PostgreSQL to work with Django with this command:</text:p>
          <text:list>
            <text:list-item>
              <text:list>
                <text:list-header>
                  <text:p text:style-name="P22">sudo apt-get install libpq-dev python-dev</text:p>
                </text:list-header>
              </text:list>
            </text:list-item>
          </text:list>
        </text:list-item>
      </text:list>
      <text:p text:style-name="P2"/>
      <text:p text:style-name="P2"/>
      <text:list xml:id="list7044353186850324492" text:style-name="L2">
        <text:list-item>
          <text:p text:style-name="P23">After you have done with this install PostgreSQL with this command:</text:p>
          <text:list>
            <text:list-item>
              <text:list>
                <text:list-header>
                  <text:p text:style-name="P23">sudo apt-get install postgresql postgresql-contrib</text:p>
                </text:list-header>
              </text:list>
            </text:list-item>
          </text:list>
        </text:list-item>
      </text:list>
      <text:p text:style-name="P3"/>
      <text:p text:style-name="P3"/>
      <text:p text:style-name="P4">PostgreSQL is now install in your system now ready to roll.</text:p>
      <text:p text:style-name="P1"/>
      <text:p text:style-name="P1"/>
      <text:p text:style-name="P6">To install NGINX</text:p>
      <text:p text:style-name="P6"/>
      <text:p text:style-name="P7">NGINX is an incredibly fast and light-weight web server. We will use it to serve up our static files for our Django app. To install it just run this command:</text:p>
      <text:p text:style-name="P7"/>
      <text:p text:style-name="P7">sudo apt-get install nginx</text:p>
      <text:p text:style-name="P7"/>
      <text:p text:style-name="P7">Keep in mind that you still need to start NGINX</text:p>
      <text:p text:style-name="P7"/>
      <text:p text:style-name="P6">To install Gunicorn</text:p>
      <text:p text:style-name="P7"/>
      <text:p text:style-name="P7">Gunicorn is a very powerful Python WSGI HTTP Server. Since it is a Python package we need to first activate our virtualenv to install it. Here is how we do that:</text:p>
      <text:p text:style-name="P7"/>
      <text:p text:style-name="P7">source myenv/bin/activate</text:p>
      <text:p text:style-name="P7"/>
      <text:p text:style-name="P7">then add gunicorn with,</text:p>
      <text:p text:style-name="P7">pip install gunicorn</text:p>
      <text:p text:style-name="P7"/>
      <text:p text:style-name="P6">Configure PostgreSQL</text:p>
      <text:p text:style-name="P6"/>
      <text:p text:style-name="P8"><text:span text:style-name="T2">S</text:span>tart PostgreSQL with following command:</text:p>
      <text:p text:style-name="P8">sudo su – postgres</text:p>
      <text:p text:style-name="P8"/>
      <text:p text:style-name="P9">Create database</text:p>
      <text:p text:style-name="P9">createdb abcxyz</text:p>
      <text:p text:style-name="P9"/>
      <text:p text:style-name="P9">Create user</text:p>
      <text:p text:style-name="P9"><text:soft-page-break/>createuser -P anyusername</text:p>
      <text:p text:style-name="P9"/>
      <text:p text:style-name="P9">To activate PostgreSQL enter:</text:p>
      <text:p text:style-name="P9">psql</text:p>
      <text:p text:style-name="P9"/>
      <text:p text:style-name="P9">Finally grant this user access to your new database with the command:</text:p>
      <text:p text:style-name="P9">GRANT ALL PRIVILAGES ON DATABASE abcxyz To anyusername</text:p>
      <text:p text:style-name="P10"/>
      <text:p text:style-name="P10">Type <text:span text:style-name="Source_20_Text">\q</text:span> and then press <text:span text:style-name="Source_20_Text">ENTER</text:span> to quit <text:span text:style-name="Source_20_Text">psql</text:span>.</text:p>
      <text:p text:style-name="P12">Then logout from PostgreSQL </text:p>
      <text:p text:style-name="P9"/>
      <text:p text:style-name="P9">You now have a PostgreSQL database and a user to access that database with. Now we can install Django and set it up to use our new database.</text:p>
      <text:p text:style-name="P15"/>
      <text:p text:style-name="P9"/>
      <text:p text:style-name="P11">In settings.py enter the following code to register database with django:</text:p>
      <text:p text:style-name="P11"/>
      <text:p text:style-name="P11">In database group enter:</text:p>
      <text:p text:style-name="P17"><text:span text:style-name="Source_20_Text"><text:s text:c="4"/>DATABASES = {</text:span></text:p>
      <text:p text:style-name="Preformatted_20_Text"><text:span text:style-name="Source_20_Text"><text:s text:c="8"/>'default': {</text:span></text:p>
      <text:p text:style-name="Preformatted_20_Text"><text:span text:style-name="Source_20_Text"><text:s text:c="12"/>'ENGINE': 'django.db.backends.postgresql_psycopg2', # Add 'postgresql_psycopg2', 'mysql', 'sqlite3' or 'oracle'.</text:span></text:p>
      <text:p text:style-name="Preformatted_20_Text"><text:span text:style-name="Source_20_Text"><text:s text:c="12"/>'NAME': 'mydb', <text:s text:c="21"/># Or path to database file if using sqlite3.</text:span></text:p>
      <text:p text:style-name="Preformatted_20_Text"><text:span text:style-name="Source_20_Text"><text:s text:c="12"/># The following settings are not used with sqlite3:</text:span></text:p>
      <text:p text:style-name="Preformatted_20_Text"><text:span text:style-name="Source_20_Text"><text:s text:c="12"/>'USER': 'myuser',</text:span></text:p>
      <text:p text:style-name="Preformatted_20_Text"><text:span text:style-name="Source_20_Text"><text:s text:c="12"/>'PASSWORD': 'password',</text:span></text:p>
      <text:p text:style-name="Preformatted_20_Text"><text:span text:style-name="Source_20_Text"><text:s text:c="12"/>'HOST': 'localhost', <text:s text:c="2"/></text:span></text:p>
      <text:p text:style-name="Preformatted_20_Text"><text:span text:style-name="Source_20_Text"><text:s text:c="12"/>'PORT': '', <text:s text:c="10"/># Set to empty string for default.</text:span></text:p>
      <text:p text:style-name="Preformatted_20_Text"><text:span text:style-name="Source_20_Text"><text:s text:c="8"/>}</text:span></text:p>
      <text:p text:style-name="P20"><text:span text:style-name="Source_20_Text"><text:s text:c="4"/>}</text:span></text:p>
      <text:list xml:id="list670064579165825705" text:style-name="L3">
        <text:list-item>
          <text:p text:style-name="P24">After activating the virtualenv:</text:p>
          <text:list>
            <text:list-item>
              <text:p text:style-name="P24">Sync the database </text:p>
              <text:list>
                <text:list-item>
                  <text:p text:style-name="P24">python3 manage.py syncdb</text:p>
                </text:list-item>
              </text:list>
            </text:list-item>
          </text:list>
        </text:list-item>
      </text:list>
      <text:p text:style-name="P13"/>
      <text:p text:style-name="P13"/>
      <text:p text:style-name="P16"><text:span text:style-name="T4">T</text:span><text:span text:style-name="T3">here might be error occuring like this , if not skip this:</text:span></text:p>
      <text:list xml:id="list836814374397438482" text:style-name="L4">
        <text:list-item>
          <text:p text:style-name="P25">“””django.core.exceptions.ImproperlyConfigured: Error loading psycopg2 module: No module named 'psycopg2'”””</text:p>
        </text:list-item>
      </text:list>
      <text:p text:style-name="P14"/>
      <text:p text:style-name="P16"><text:span text:style-name="T3">There seems to be a problem with your </text:span><text:span text:style-name="Source_20_Text"><text:span text:style-name="T3">psycopg2</text:span></text:span><text:span text:style-name="T3"> installation – Python does not find it</text:span></text:p>
      <text:list xml:id="list777656574792251728" text:style-name="L5">
        <text:list-item>
          <text:p text:style-name="P26"><text:span text:style-name="T8">Simply </text:span><text:span text:style-name="T5">write this command</text:span><text:span text:style-name="T8">,</text:span></text:p>
          <text:list>
            <text:list-item>
              <text:p text:style-name="P26"><text:span text:style-name="Source_20_Text"><text:span text:style-name="T8">aptitude install python</text:span></text:span><text:span text:style-name="Source_20_Text"><text:span text:style-name="T6">3</text:span></text:span><text:span text:style-name="Source_20_Text"><text:span text:style-name="T8">-psycopg2</text:span></text:span></text:p>
            </text:list-item>
          </text:list>
        </text:list-item>
      </text:list>
      <text:p text:style-name="P19"><text:span text:style-name="Source_20_Text"><text:span text:style-name="T7">Then, sync the database:</text:span></text:span></text:p>
      <text:p text:style-name="P18"><text:span text:style-name="Source_20_Text"><text:span text:style-name="T3"/></text:span></text:p>
      <text:p text:style-name="P14"/>
      <text:p text:style-name="P1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12:14.151173518</meta:creation-date>
    <dc:date>2015-09-25T00:31:13.230149836</dc:date>
    <meta:editing-duration>PT56M46S</meta:editing-duration>
    <meta:editing-cycles>28</meta:editing-cycles>
    <meta:generator>LibreOffice/4.4.2.2$Linux_X86_64 LibreOffice_project/40m0$Build-2</meta:generator>
    <meta:document-statistic meta:table-count="0" meta:image-count="0" meta:object-count="0" meta:page-count="2" meta:paragraph-count="60" meta:word-count="383" meta:character-count="2491" meta:non-whitespace-character-count="2038"/>
  </office:meta>
</office:document-meta>
</file>